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07ae37"/>
    </style:style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ize="24pt" style:font-size-asian="21pt" style:font-size-complex="24pt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paragraph-rsid="0007ae3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paragraph-rsid="0007e49f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text-properties fo:font-size="12pt" style:text-underline-style="none" fo:font-weight="normal" officeooo:paragraph-rsid="0007ae37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paragraph-rsid="0007ae37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text-properties officeooo:paragraph-rsid="0007ae3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ae37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officeooo:rsid="0007ae37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size="12pt" style:text-underline-style="none" fo:font-weight="normal" officeooo:rsid="0007ae37" style:font-size-asian="10.5pt" style:font-weight-asian="normal" style:font-size-complex="12pt" style:font-weight-complex="normal"/>
    </style:style>
    <style:style style:name="T9" style:family="text">
      <style:text-properties officeooo:rsid="0007e4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eting Minutes / Shit to do – 30/1/2013</text:p>
      <text:p text:style-name="Standard"/>
      <text:p text:style-name="P1">Bold <text:span text:style-name="T1">- Done</text:span></text:p>
      <text:p text:style-name="Standard"/>
      <text:list xml:id="list854090745" text:style-name="L1">
        <text:list-item>
          <text:p text:style-name="P2">List of sites where students can get sequences from on first page</text:p>
        </text:list-item>
        <text:list-item>
          <text:p text:style-name="P2">Initial page including rules + general outline</text:p>
        </text:list-item>
        <text:list-item>
          <text:p text:style-name="P2">sequences can include 'n' – leave these in but make sure they are not in the target sequence</text:p>
        </text:list-item>
        <text:list-item>
          <text:p text:style-name="P2"><text:span text:style-name="T2">any page with button that says 'Next/go' should just be 'Next'</text:span> – also, some shit about arrows</text:p>
        </text:list-item>
        <text:list-item>
          <text:p text:style-name="P2">limit target sequence to 1400 bases</text:p>
        </text:list-item>
        <text:list-item>
          <text:p text:style-name="P2">Tab showing both strands!!!!!!!!!!!!!!!!!!!!!!!!!!!!!!!!!!!!!!!!!!!!!</text:p>
        </text:list-item>
        <text:list-item>
          <text:p text:style-name="P2">Emphasise strand orientation (5'-3' or 3'-5')</text:p>
        </text:list-item>
        <text:list-item>
          <text:p text:style-name="P4">Fix line numbers box</text:p>
        </text:list-item>
        <text:list-item>
          <text:p text:style-name="P2"><text:span text:style-name="T2">Original-&gt;DNA Sequence</text:span>, Both-&gt;Double Stranded (view)</text:p>
        </text:list-item>
        <text:list-item>
          <text:p text:style-name="P2">DYNAMIC HIGHLIGHTING FFS – Ross note: I will do this, seems to have been abandoned multiple times and it's bugging me</text:p>
        </text:list-item>
        <text:list-item>
          <text:p text:style-name="P5">Changed some of the text on AreaSelection, PrimerSelection and Design Rules page to be less computing-like and more human-like</text:p>
        </text:list-item>
        <text:list-item>
          <text:p text:style-name="P4">Fix parsing on PrimerSelection which has inexplicably broken</text:p>
        </text:list-item>
        <text:list-item>
          <text:p text:style-name="P2">List rules which pass as well as those which fail, for some reason</text:p>
        </text:list-item>
        <text:list-item>
          <text:p text:style-name="P4">Typo on isUnique output</text:p>
        </text:list-item>
        <text:list-item>
          <text:p text:style-name="P2"><text:span text:style-name="T2">Change 'violate' to less sever</text:span>e</text:p>
        </text:list-item>
        <text:list-item>
          <text:p text:style-name="P2">Reverse the complementary strand – Emphasise orientation</text:p>
        </text:list-item>
        <text:list-item>
          <text:p text:style-name="P4">Final Melting Temperature -&gt; Melting Temperature</text:p>
        </text:list-item>
        <text:list-item>
          <text:p text:style-name="P2">Fix typos on Melting Temperature</text:p>
        </text:list-item>
        <text:list-item>
          <text:p text:style-name="P2">Make primers on Melt. Temp. Highlight-able</text:p>
        </text:list-item>
        <text:list-item>
          <text:p text:style-name="P4">Check if primers can be automatically entered into primer blast site – <text:span text:style-name="T4">LINK URL NOT POSSIBLE, OTHER OPTIONS?</text:span></text:p>
        </text:list-item>
        <text:list-item>
          <text:p text:style-name="P4">on Melt. Temp. 'Next' should be 'See Animation'</text:p>
        </text:list-item>
        <text:list-item>
          <text:p text:style-name="P4">Make text entry boxes on PrimerSelection slightly larger because g's look q's, apparently</text:p>
        </text:list-item>
        <text:list-item>
          <text:p text:style-name="P2">Animation should include Back/End buttons</text:p>
        </text:list-item>
        <text:list-item>
          <text:p text:style-name="P2">Animation should be controlled by buttons instead of a timer</text:p>
        </text:list-item>
      </text:list>
      <text:p text:style-name="Standard"/>
      <text:p text:style-name="P6">QUESTIONNAIRE + .jar FOR MONDAY !!!!!!!!!!!!!!!!!!!!!!!!!!!!!!!!!!!!!!!!!!!!!!!!!!!!!!!!!!!!!!!!!!!!!!!!!!!!!!!!!!!!!!!!</text:p>
      <text:p text:style-name="P6"/>
      <text:p text:style-name="P6"/>
      <text:p text:style-name="P6"/>
      <text:p text:style-name="P6"/>
      <text:p text:style-name="P6"/>
      <text:p text:style-name="P8"><text:soft-page-break/><text:span text:style-name="T9">Delegation</text:span></text:p>
      <text:p text:style-name="P7"><text:span text:style-name="T5"/></text:p>
      <text:p text:style-name="P7"><text:span text:style-name="T5">Ross Barnie</text:span></text:p>
      <text:list xml:id="list1524867860" text:continue-numbering="true" text:style-name="L1">
        <text:list-item>
          <text:p text:style-name="P9"><text:span text:style-name="T5">Initial page including rules + general outline</text:span></text:p>
        </text:list-item>
        <text:list-item>
          <text:p text:style-name="P3">List of sites where students can get sequences from on first page</text:p>
        </text:list-item>
        <text:list-item>
          <text:p text:style-name="P9"><text:span text:style-name="T5">Make primers on Melt. Temp. Highlight-able</text:span></text:p>
        </text:list-item>
      </text:list>
      <text:p text:style-name="P10"><text:span text:style-name="T5"/></text:p>
      <text:p text:style-name="P7"><text:span text:style-name="T5">Ross Taylor</text:span></text:p>
      <text:list xml:id="list93487499" text:continue-numbering="true" text:style-name="L1">
        <text:list-item>
          <text:p text:style-name="P9"><text:span text:style-name="T3">Original-&gt;DNA Sequence</text:span><text:span text:style-name="T5">, Both-&gt;Double Stranded (view)</text:span></text:p>
        </text:list-item>
        <text:list-item>
          <text:p text:style-name="P9"><text:span text:style-name="T5">Tab showing both strands!!!!!!!!!!!!!!!!!!!!!!!!!!!!!!!!!!!!!!!!!!!!!</text:span></text:p>
        </text:list-item>
        <text:list-item>
          <text:p text:style-name="P3">Emphasise strand orientation (5'-3' or 3'-5')</text:p>
        </text:list-item>
        <text:list-item>
          <text:p text:style-name="P3">DYNAMIC HIGHLIGHTING FFS</text:p>
          <text:p text:style-name="P9"><text:span text:style-name="T5"/></text:p>
        </text:list-item>
      </text:list>
      <text:p text:style-name="P7"><text:span text:style-name="T5">Dan</text:span></text:p>
      <text:list xml:id="list801438027" text:continue-numbering="true" text:style-name="L1">
        <text:list-item>
          <text:p text:style-name="P3">sequences can include 'n' – leave these in but make sure they are not in the target sequence</text:p>
        </text:list-item>
        <text:list-item>
          <text:p text:style-name="P3">limit target sequence to 1400 bases</text:p>
        </text:list-item>
        <text:list-item>
          <text:p text:style-name="P3">List rules which pass as well as those which fail, for some reason</text:p>
        </text:list-item>
        <text:list-item>
          <text:p text:style-name="P3">Reverse the complementary strand – Emphasise orientation</text:p>
        </text:list-item>
      </text:list>
      <text:p text:style-name="P10"><text:span text:style-name="T5"/></text:p>
      <text:p text:style-name="P7"><text:span text:style-name="T5">Murray</text:span></text:p>
      <text:list xml:id="list1280373128" text:style-name="L2">
        <text:list-item>
          <text:p text:style-name="P11"><text:span text:style-name="T8">Questionnaire</text:span></text:p>
        </text:list-item>
      </text:list>
      <text:p text:style-name="P10"><text:span text:style-name="T5"/></text:p>
      <text:p text:style-name="P7"><text:span text:style-name="T5">Dmitrijs</text:span></text:p>
      <text:list xml:id="list1191028757" text:continue-list="list801438027" text:style-name="L1">
        <text:list-item>
          <text:p text:style-name="P3">Animation should include Back/End buttons</text:p>
          <text:list>
            <text:list-item>
              <text:p text:style-name="P9"><text:span text:style-name="T5">Animation should be controlled by buttons instead of a time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ss Taylor</meta:initial-creator>
    <meta:creation-date>2013-01-30T12:19:18</meta:creation-date>
    <dc:date>2013-02-01T15:39:14</dc:date>
    <dc:creator>Daniel McElroy</dc:creator>
    <meta:editing-duration>PT03H07M18S</meta:editing-duration>
    <meta:editing-cycles>6</meta:editing-cycles>
    <meta:generator>OpenOffice.org/3.2$Linux OpenOffice.org_project/320m19$Build-9505</meta:generator>
    <meta:document-statistic meta:table-count="0" meta:image-count="0" meta:object-count="0" meta:page-count="2" meta:paragraph-count="47" meta:word-count="393" meta:character-count="2427"/>
  </office:meta>
</office:document-meta>
</file>